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lideLoggerAdapter.log( Object data , int level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SlideLoggerAdapter.isEnabled( String channel , int level )</text:p>
          </table:table-cell>
          <table:table-cell office:value-type="float" office:value="6">
            <text:p text:style-name="Table_20_Contents">6</text:p>
          </table:table-cell>
          <table:table-cell office:value-type="float" office:value="6">
            <text:p text:style-name="Table_20_Contents">6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SlideLoggerAdapter.getLoggerLevel( String channel )</text:p>
          </table:table-cell>
          <table:table-cell office:value-type="float" office:value="6">
            <text:p text:style-name="Table_20_Contents">6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SlideLoggerAdapter.setLoggerLevel( String channel , int lev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lideLoggerAdapter.log( Object data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SlideLoggerAdapter.isEnabled( int level )</text:p>
          </table:table-cell>
          <table:table-cell office:value-type="float" office:value="6">
            <text:p text:style-name="Table_20_Contents">6</text:p>
          </table:table-cell>
          <table:table-cell office:value-type="float" office:value="6">
            <text:p text:style-name="Table_20_Contents">6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SlideLoggerAdapter.getLoggerLev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lideLoggerAdapter.log( Object data , Throwable t , String channel , int level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SlideLoggerAdapter.log( Object data , String channel , int level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SlideLoggerAdapter.SlideLoggerAdapter( Log log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lideLoggerAdapter.setLoggerLevel( int lev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